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8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.41pt" svg:height="34.47pt" svg:x="951.87pt" svg:y="102.27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29pt" svg:x="652.65pt" svg:y="42.07pt">
            <draw:object draw:notify-on-update-of-ranges="Sheet1.E2:Sheet1.H2 Sheet1.C18:Sheet1.C18 Sheet1.E18:Sheet1.H18 Sheet1.C19:Sheet1.C19 Sheet1.E19:Sheet1.H19 Sheet1.C20:Sheet1.C20 Sheet1.E20:Sheet1.H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2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column table:style-name="co3" table:number-columns-repeated="3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2" draw:text-style-name="P3" svg:width="296.56pt" svg:height="106.47pt" svg:x="0pt" svg:y="0pt" draw:caption-point-x="198.71pt" draw:caption-point-y="0.28pt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  <text:p>(x^2 + x + c)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3" draw:text-style-name="P3" svg:width="118.66pt" svg:height="50.49pt" svg:x="371pt" svg:y="0pt" draw:caption-point-x="-17.29pt" draw:caption-point-y="0.28pt">
              <dc:date>2019-06-11T00:00:00</dc:date>
              <text:p text:style-name="P2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1" office:value-type="float" office:value="560" calcext:value-type="float" table:number-columns-spanned="1" table:number-rows-spanned="3">
            <office:annotation draw:style-name="gr4" draw:text-style-name="P3" svg:width="199.08pt" svg:height="117.67pt" svg:x="216pt" svg:y="0pt" draw:caption-point-x="-17.29pt" draw:caption-point-y="25.88pt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560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01" calcext:value-type="float">
            <office:annotation draw:style-name="gr5" draw:text-style-name="P3" svg:width="137.54pt" svg:height="39.29pt" svg:x="371pt" svg:y="0pt" draw:caption-point-x="-17.29pt" draw:caption-point-y="25.88pt">
              <dc:date>2019-06-11T00:00:00</dc:date>
              <text:p text:style-name="P2"><text:span text:style-name="T1">Duration in seconds running with no thread support (main thread calculates everything)</text:span></text:p>
            </office:annotation>
            <text:p>1E-06</text:p>
          </table:table-cell>
          <table:table-cell table:style-name="ce12" office:value-type="float" office:value="0.002199" calcext:value-type="float">
            <office:annotation draw:style-name="gr5" draw:text-style-name="P3" svg:width="147.34pt" svg:height="39.29pt" svg:x="0pt" svg:y="0pt" draw:caption-point-x="0pt" draw:caption-point-y="0pt">
              <dc:date>2019-06-11T00:00:00</dc:date>
              <text:p text:style-name="P2"><text:span text:style-name="T1">Duration in seconds running with 1 thread</text:span></text:p>
            </office:annotation>
            <text:p>0.002199</text:p>
          </table:table-cell>
          <table:table-cell table:style-name="ce12" office:value-type="float" office:value="0.00271" calcext:value-type="float">
            <office:annotation draw:style-name="gr3" draw:text-style-name="P3" svg:width="148.14pt" svg:height="50.49pt" svg:x="0pt" svg:y="0pt" draw:caption-point-x="0pt" draw:caption-point-y="0pt">
              <dc:date>2019-06-11T00:00:00</dc:date>
              <text:p text:style-name="P2"><text:span text:style-name="T1">Duration in seconds running with 1xCPU threads</text:span></text:p>
            </office:annotation>
            <text:p>0.00271</text:p>
          </table:table-cell>
          <table:table-cell table:style-name="ce12" office:value-type="float" office:value="0.004173" calcext:value-type="float">
            <text:p>0.004173</text:p>
          </table:table-cell>
          <table:table-cell table:style-name="ce12" office:value-type="float" office:value="0.005572" calcext:value-type="float">
            <text:p>0.0055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00045475216007276" calcext:value-type="float">
            <text:p>0.000454752160073</text:p>
          </table:table-cell>
          <table:table-cell table:formula="of:=[.D3]/[.F3]" office:value-type="float" office:value="0.0003690036900369" calcext:value-type="float">
            <text:p>0.000369003690037</text:p>
          </table:table-cell>
          <table:table-cell table:formula="of:=[.D3]/[.G3]" office:value-type="float" office:value="0.000239635753654445" calcext:value-type="float">
            <text:p>0.000239635753654</text:p>
          </table:table-cell>
          <table:table-cell table:formula="of:=[.D3]/[.H3]" office:value-type="float" office:value="0.000179468772433597" calcext:value-type="float">
            <text:p>0.0001794687724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office:value-type="float" office:value="1" calcext:value-type="float">
            <office:annotation draw:style-name="gr6" draw:text-style-name="P3" svg:width="192.47pt" svg:height="61.68pt" svg:x="371pt" svg:y="8.67pt" draw:caption-point-x="-17.29pt" draw:caption-point-y="42.8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1</text:p>
          </table:table-cell>
          <table:table-cell table:formula="of:=[.E4]/[.E2]" office:value-type="float" office:value="0.0000284220100045475" calcext:value-type="float">
            <text:p>2.84220100045475E-05</text:p>
          </table:table-cell>
          <table:table-cell table:formula="of:=[.F4]/[.F2]" office:value-type="float" office:value="0.0000115313653136531" calcext:value-type="float">
            <text:p>1.15313653136531E-05</text:p>
          </table:table-cell>
          <table:table-cell table:formula="of:=[.G4]/[.G2]" office:value-type="float" office:value="0.00000499241153446761" calcext:value-type="float">
            <text:p>4.99241153446761E-06</text:p>
          </table:table-cell>
          <table:table-cell table:formula="of:=[.H4]/[.H2]" office:value-type="float" office:value="0.00000280419956927495" calcext:value-type="float">
            <text:p>2.80419956927495E-06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21" office:value-type="float" office:value="395" calcext:value-type="float" table:number-columns-spanned="1" table:number-rows-spanned="3">
            <text:p>395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01" calcext:value-type="float">
            <text:p>1E-06</text:p>
          </table:table-cell>
          <table:table-cell table:style-name="ce12" office:value-type="float" office:value="0.001459" calcext:value-type="float">
            <text:p>0.001459</text:p>
          </table:table-cell>
          <table:table-cell table:style-name="ce12" office:value-type="float" office:value="0.002849" calcext:value-type="float">
            <text:p>0.002849</text:p>
          </table:table-cell>
          <table:table-cell table:style-name="ce12" office:value-type="float" office:value="0.003516" calcext:value-type="float">
            <text:p>0.003516</text:p>
          </table:table-cell>
          <table:table-cell table:style-name="ce12" office:value-type="float" office:value="0.00668" calcext:value-type="float">
            <text:p>0.0066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6]/[.E6]" office:value-type="float" office:value="0.000685400959561343" calcext:value-type="float">
            <text:p>0.000685400959561</text:p>
          </table:table-cell>
          <table:table-cell table:formula="of:=[.D6]/[.F6]" office:value-type="float" office:value="0.000351000351000351" calcext:value-type="float">
            <text:p>0.000351000351</text:p>
          </table:table-cell>
          <table:table-cell table:formula="of:=[.D6]/[.G6]" office:value-type="float" office:value="0.000284414106939704" calcext:value-type="float">
            <text:p>0.00028441410694</text:p>
          </table:table-cell>
          <table:table-cell table:formula="of:=[.D6]/[.H6]" office:value-type="float" office:value="0.000149700598802395" calcext:value-type="float">
            <text:p>0.00014970059880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table:formula="of:=[.E7]/[.E2]" office:value-type="float" office:value="0.000042837559972584" calcext:value-type="float">
            <text:p>4.2837559972584E-05</text:p>
          </table:table-cell>
          <table:table-cell table:formula="of:=[.F7]/[.F2]" office:value-type="float" office:value="0.000010968760968761" calcext:value-type="float">
            <text:p>1.0968760968761E-05</text:p>
          </table:table-cell>
          <table:table-cell table:formula="of:=[.G7]/[.G2]" office:value-type="float" office:value="0.00000592529389457717" calcext:value-type="float">
            <text:p>5.92529389457717E-06</text:p>
          </table:table-cell>
          <table:table-cell table:formula="of:=[.H7]/[.H2]" office:value-type="float" office:value="0.00000233907185628742" calcext:value-type="float">
            <text:p>2.33907185628742E-06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table:style-name="ce21" office:value-type="float" office:value="394.4435" calcext:value-type="float" table:number-columns-spanned="1" table:number-rows-spanned="3">
            <text:p>394.4435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48" calcext:value-type="float">
            <text:p>4.8E-05</text:p>
          </table:table-cell>
          <table:table-cell table:style-name="ce12" office:value-type="float" office:value="0.001779" calcext:value-type="float">
            <text:p>0.001779</text:p>
          </table:table-cell>
          <table:table-cell table:style-name="ce12" office:value-type="float" office:value="0.005766" calcext:value-type="float">
            <text:p>0.005766</text:p>
          </table:table-cell>
          <table:table-cell table:style-name="ce12" office:value-type="float" office:value="0.001547" calcext:value-type="float">
            <text:p>0.001547</text:p>
          </table:table-cell>
          <table:table-cell table:style-name="ce12" office:value-type="float" office:value="0.005969" calcext:value-type="float">
            <text:p>0.0059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9]/[.E9]" office:value-type="float" office:value="0.0269814502529511" calcext:value-type="float">
            <text:p>0.026981450252951</text:p>
          </table:table-cell>
          <table:table-cell table:formula="of:=[.D9]/[.F9]" office:value-type="float" office:value="0.00832466181061395" calcext:value-type="float">
            <text:p>0.008324661810614</text:p>
          </table:table-cell>
          <table:table-cell table:formula="of:=[.D9]/[.G9]" office:value-type="float" office:value="0.0310277957336781" calcext:value-type="float">
            <text:p>0.031027795733678</text:p>
          </table:table-cell>
          <table:table-cell table:formula="of:=[.D9]/[.H9]" office:value-type="float" office:value="0.00804154799798961" calcext:value-type="float">
            <text:p>0.008041547997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0]/[.D1]" office:value-type="float" office:value="0.0625" calcext:value-type="float">
            <text:p>0.0625</text:p>
          </table:table-cell>
          <table:table-cell table:formula="of:=[.E10]/[.E2]" office:value-type="float" office:value="0.00168634064080944" calcext:value-type="float">
            <text:p>0.001686340640809</text:p>
          </table:table-cell>
          <table:table-cell table:formula="of:=[.F10]/[.F2]" office:value-type="float" office:value="0.000260145681581686" calcext:value-type="float">
            <text:p>0.000260145681582</text:p>
          </table:table-cell>
          <table:table-cell table:formula="of:=[.G10]/[.G2]" office:value-type="float" office:value="0.000646412411118293" calcext:value-type="float">
            <text:p>0.000646412411118</text:p>
          </table:table-cell>
          <table:table-cell table:formula="of:=[.H10]/[.H2]" office:value-type="float" office:value="0.000125649187468588" calcext:value-type="float">
            <text:p>0.000125649187469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table:style-name="ce21" office:value-type="float" office:value="393.334443" calcext:value-type="float" table:number-columns-spanned="1" table:number-rows-spanned="3">
            <text:p>393.334443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197415" calcext:value-type="float">
            <text:p>0.197415</text:p>
          </table:table-cell>
          <table:table-cell table:style-name="ce12" office:value-type="float" office:value="0.18948" calcext:value-type="float">
            <text:p>0.18948</text:p>
          </table:table-cell>
          <table:table-cell table:style-name="ce12" office:value-type="float" office:value="0.150714" calcext:value-type="float">
            <text:p>0.150714</text:p>
          </table:table-cell>
          <table:table-cell table:style-name="ce12" office:value-type="float" office:value="0.172329" calcext:value-type="float">
            <text:p>0.172329</text:p>
          </table:table-cell>
          <table:table-cell table:style-name="ce12" office:value-type="float" office:value="0.197415" calcext:value-type="float">
            <text:p>0.1974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.04187777074098" calcext:value-type="float">
            <text:p>1.04187777074098</text:p>
          </table:table-cell>
          <table:table-cell table:formula="of:=[.D12]/[.F12]" office:value-type="float" office:value="1.30986504239818" calcext:value-type="float">
            <text:p>1.30986504239818</text:p>
          </table:table-cell>
          <table:table-cell table:formula="of:=[.D12]/[.G12]" office:value-type="float" office:value="1.14557039151855" calcext:value-type="float">
            <text:p>1.14557039151855</text:p>
          </table:table-cell>
          <table:table-cell office:value-type="float" office:value="0.172329" calcext:value-type="float">
            <text:p>0.17232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3]/[.D1]" office:value-type="float" office:value="0.0625" calcext:value-type="float">
            <text:p>0.0625</text:p>
          </table:table-cell>
          <table:table-cell table:formula="of:=[.E13]/[.E2]" office:value-type="float" office:value="0.065117360671311" calcext:value-type="float">
            <text:p>0.065117360671311</text:p>
          </table:table-cell>
          <table:table-cell table:formula="of:=[.F13]/[.F2]" office:value-type="float" office:value="0.0409332825749433" calcext:value-type="float">
            <text:p>0.040933282574943</text:p>
          </table:table-cell>
          <table:table-cell table:formula="of:=[.G13]/[.G2]" office:value-type="float" office:value="0.0238660498233031" calcext:value-type="float">
            <text:p>0.023866049823303</text:p>
          </table:table-cell>
          <table:table-cell table:formula="of:=[.H13]/[.H2]" office:value-type="float" office:value="0.002692640625" calcext:value-type="float">
            <text:p>0.002692640625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table:style-name="ce21" office:value-type="float" office:value="393.33332" calcext:value-type="float" table:number-columns-spanned="1" table:number-rows-spanned="3">
            <text:p>393.33332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.219687" calcext:value-type="float">
            <text:p>6.219687</text:p>
          </table:table-cell>
          <table:table-cell table:style-name="ce12" office:value-type="float" office:value="78.298676" calcext:value-type="float">
            <text:p>78.298676</text:p>
          </table:table-cell>
          <table:table-cell table:style-name="ce12" office:value-type="float" office:value="77.968761" calcext:value-type="float">
            <text:p>77.968761</text:p>
          </table:table-cell>
          <table:table-cell table:style-name="ce12" office:value-type="float" office:value="79.084998" calcext:value-type="float">
            <text:p>79.084998</text:p>
          </table:table-cell>
          <table:table-cell table:style-name="ce12" office:value-type="float" office:value="79.725142" calcext:value-type="float">
            <text:p>79.7251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formula="of:=[.D15]/[.D15]" office:value-type="float" office:value="1" calcext:value-type="float">
            <text:p>1</text:p>
          </table:table-cell>
          <table:table-cell table:formula="of:=[.D15]/[.E15]" office:value-type="float" office:value="0.0794354045016036" calcext:value-type="float">
            <text:p>0.079435404501604</text:p>
          </table:table-cell>
          <table:table-cell table:formula="of:=[.D15]/[.F15]" office:value-type="float" office:value="0.0797715254190072" calcext:value-type="float">
            <text:p>0.079771525419007</text:p>
          </table:table-cell>
          <table:table-cell table:formula="of:=[.D15]/[.G15]" office:value-type="float" office:value="0.078645598498972" calcext:value-type="float">
            <text:p>0.078645598498972</text:p>
          </table:table-cell>
          <table:table-cell table:formula="of:=[.D15]/[.H15]" office:value-type="float" office:value="0.0780141225712712" calcext:value-type="float">
            <text:p>0.0780141225712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6]/[.D1]" office:value-type="float" office:value="0.0625" calcext:value-type="float">
            <text:p>0.0625</text:p>
          </table:table-cell>
          <table:table-cell table:formula="of:=[.E16]/[.E2]" office:value-type="float" office:value="0.00496471278135022" calcext:value-type="float">
            <text:p>0.00496471278135</text:p>
          </table:table-cell>
          <table:table-cell table:formula="of:=[.F16]/[.F2]" office:value-type="float" office:value="0.00249286016934398" calcext:value-type="float">
            <text:p>0.002492860169344</text:p>
          </table:table-cell>
          <table:table-cell table:formula="of:=[.G16]/[.G2]" office:value-type="float" office:value="0.00163844996872858" calcext:value-type="float">
            <text:p>0.001638449968729</text:p>
          </table:table-cell>
          <table:table-cell table:formula="of:=[.H16]/[.H2]" office:value-type="float" office:value="0.00121897066517611" calcext:value-type="float">
            <text:p>0.001218970665176</text:p>
          </table:table-cell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3" svg:width="144.77pt" svg:height="50.49pt" svg:x="112.79pt" svg:y="175.07pt" draw:caption-point-x="-17.29pt" draw:caption-point-y="42.8pt">
              <dc:date>2019-06-11T00:00:00</dc:date>
              <text:p text:style-name="P2"><text:span text:style-name="T1">Create a combinated graph with the results of this n</text:span></text:p>
            </office:annotation>
            <text:p>10,000,000,000</text:p>
          </table:table-cell>
          <table:table-cell table:style-name="ce21" office:value-type="float" office:value="393.333301" calcext:value-type="float" table:number-columns-spanned="1" table:number-rows-spanned="3">
            <text:p>393.33330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1.858011" calcext:value-type="float">
            <text:p>61.858011</text:p>
          </table:table-cell>
          <table:table-cell table:style-name="ce12" office:value-type="float" office:value="126.034848" calcext:value-type="float">
            <text:p>126.034848</text:p>
          </table:table-cell>
          <table:table-cell table:style-name="ce12" office:value-type="float" office:value="110.675484" calcext:value-type="float">
            <text:p>110.675484</text:p>
          </table:table-cell>
          <table:table-cell table:style-name="ce12" office:value-type="float" office:value="111.162575" calcext:value-type="float">
            <text:p>111.162575</text:p>
          </table:table-cell>
          <table:table-cell table:style-name="ce12" office:value-type="float" office:value="113.111712" calcext:value-type="float">
            <text:p>113.1117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D18]/[.E18]" office:value-type="float" office:value="0.490800853744831" calcext:value-type="float">
            <text:p>0.490800853744831</text:p>
          </table:table-cell>
          <table:table-cell table:formula="of:=[.D18]/[.F18]" office:value-type="float" office:value="0.558913399466136" calcext:value-type="float">
            <text:p>0.558913399466136</text:p>
          </table:table-cell>
          <table:table-cell table:formula="of:=[.D18]/[.G18]" office:value-type="float" office:value="0.556464358620696" calcext:value-type="float">
            <text:p>0.556464358620696</text:p>
          </table:table-cell>
          <table:table-cell table:formula="of:=[.D18]/[.H18]" office:value-type="float" office:value="0.54687538457556" calcext:value-type="float">
            <text:p>0.546875384575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9]/[.D1]" office:value-type="float" office:value="0.0625" calcext:value-type="float">
            <text:p>0.0625</text:p>
          </table:table-cell>
          <table:table-cell table:formula="of:=[.E19]/[.E2]" office:value-type="float" office:value="0.0306750533590519" calcext:value-type="float">
            <text:p>0.030675053359052</text:p>
          </table:table-cell>
          <table:table-cell table:formula="of:=[.F19]/[.F2]" office:value-type="float" office:value="0.0174660437333168" calcext:value-type="float">
            <text:p>0.017466043733317</text:p>
          </table:table-cell>
          <table:table-cell table:formula="of:=[.G19]/[.G2]" office:value-type="float" office:value="0.0115930074712645" calcext:value-type="float">
            <text:p>0.011593007471265</text:p>
          </table:table-cell>
          <table:table-cell table:formula="of:=[.H19]/[.H2]" office:value-type="float" office:value="0.00854492788399313" calcext:value-type="float">
            <text:p>0.008544927883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9:17:56.389692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07-16T19:23:44.823484236</dc:date>
    <meta:editing-duration>PT51M26S</meta:editing-duration>
    <meta:editing-cycles>14</meta:editing-cycles>
    <meta:generator>LibreOffice/6.0.7.3$Linux_X86_64 LibreOffice_project/00m0$Build-3</meta:generator>
    <meta:document-statistic meta:table-count="1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238cm" svg:height="1.217cm" xlink:href=".." xlink:type="simple" chart:class="chart:line" chart:style-name="ch1">
        <chart:title svg:x="0.454cm" svg:y="0.16cm" chart:style-name="ch2">
          <text:p>Datos</text:p>
        </chart:title>
        <chart:subtitle svg:x="0.467cm" svg:y="0.963cm" chart:style-name="ch3">
          <text:p>datos1</text:p>
        </chart:subtitle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>
            <chart:title svg:x="0cm" svg:y="0cm" chart:style-name="ch6">
              <text:p>10</text:p>
            </chart:title>
          </chart:axis>
          <chart:axis chart:dimension="y" chart:name="primary-y" chart:style-name="ch5">
            <chart:title svg:x="0cm" svg:y="0cm" chart:style-name="ch7">
              <text:p>10</text:p>
            </chart:title>
            <chart:grid chart:style-name="ch8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bar" chart:style-name="ch1">
        <chart:title svg:x="3.262cm" svg:y="0.342cm" chart:style-name="ch2">
          <text:p>Rendimiendo respecto a la cantidad de CPUs</text:p>
        </chart:title>
        <chart:legend chart:legend-position="end" svg:x="13.77cm" svg:y="3.706cm" style:legend-expansion="high" chart:style-name="ch3"/>
        <chart:plot-area chart:style-name="ch4" table:cell-range-address="Sheet1.E2:Sheet1.H2 Sheet1.C18:Sheet1.C20 Sheet1.E18:Sheet1.H20" chart:data-source-has-labels="both" svg:x="1.331cm" svg:y="1.275cm" svg:width="12.119cm" svg:height="6.571cm">
          <chartooo:coordinate-region svg:x="2.138cm" svg:y="1.474cm" svg:width="11.312cm" svg:height="5.725cm"/>
          <chart:axis chart:dimension="x" chart:name="primary-x" chart:style-name="ch5" chartooo:axis-type="auto">
            <chartooo:date-scale/>
            <chart:title svg:x="6.909cm" svg:y="8.026cm" chart:style-name="ch6">
              <text:p>CPUs</text:p>
            </chart:title>
            <chart:categories table:cell-range-address="Sheet1.E2:Sheet1.H2"/>
          </chart:axis>
          <chart:axis chart:dimension="y" chart:name="primary-y" chart:style-name="ch7">
            <chart:title svg:x="0.451cm" svg:y="5.279cm" chart:style-name="ch8">
              <text:p>Duración</text:p>
            </chart:title>
            <chart:grid chart:style-name="ch9" chart:class="major"/>
          </chart:axis>
          <chart:series chart:style-name="ch10" chart:values-cell-range-address="Sheet1.E18:Sheet1.H18" chart:label-cell-address="Sheet1.C18:Sheet1.C18" chart:class="chart:bar">
            <chart:data-point chart:repeated="4"/>
          </chart:series>
          <chart:series chart:style-name="ch11" chart:values-cell-range-address="Sheet1.E19:Sheet1.H19" chart:label-cell-address="Sheet1.C19:Sheet1.C19" chart:class="chart:bar">
            <chart:data-point chart:repeated="4"/>
          </chart:series>
          <chart:series chart:style-name="ch12" chart:values-cell-range-address="Sheet1.E20:Sheet1.H20" chart:label-cell-address="Sheet1.C20:Sheet1.C2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E2:Sheet1.H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duration</text:p>
                <draw:g>
                  <svg:desc>Sheet1.C18:Sheet1.C18</svg:desc>
                </draw:g>
              </table:table-cell>
              <table:table-cell office:value-type="float" office:value="126.034848">
                <text:p>126.034848</text:p>
                <draw:g>
                  <svg:desc>Sheet1.E18:Sheet1.H18</svg:desc>
                </draw:g>
              </table:table-cell>
              <table:table-cell office:value-type="float" office:value="110.675484">
                <text:p>110.675484</text:p>
              </table:table-cell>
              <table:table-cell office:value-type="float" office:value="111.162575">
                <text:p>111.162575</text:p>
              </table:table-cell>
              <table:table-cell office:value-type="float" office:value="113.111712">
                <text:p>113.111712</text:p>
              </table:table-cell>
            </table:table-row>
            <table:table-row>
              <table:table-cell office:value-type="string">
                <text:p>speedup</text:p>
                <draw:g>
                  <svg:desc>Sheet1.C19:Sheet1.C19</svg:desc>
                </draw:g>
              </table:table-cell>
              <table:table-cell office:value-type="float" office:value="0.490800853744831">
                <text:p>0.490800853744831</text:p>
                <draw:g>
                  <svg:desc>Sheet1.E19:Sheet1.H19</svg:desc>
                </draw:g>
              </table:table-cell>
              <table:table-cell office:value-type="float" office:value="0.558913399466136">
                <text:p>0.558913399466136</text:p>
              </table:table-cell>
              <table:table-cell office:value-type="float" office:value="0.556464358620696">
                <text:p>0.556464358620696</text:p>
              </table:table-cell>
              <table:table-cell office:value-type="float" office:value="0.54687538457556">
                <text:p>0.54687538457556</text:p>
              </table:table-cell>
            </table:table-row>
            <table:table-row>
              <table:table-cell office:value-type="string">
                <text:p>efficiency</text:p>
                <draw:g>
                  <svg:desc>Sheet1.C20:Sheet1.C20</svg:desc>
                </draw:g>
              </table:table-cell>
              <table:table-cell office:value-type="float" office:value="0.0306750533590519">
                <text:p>0.0306750533590519</text:p>
                <draw:g>
                  <svg:desc>Sheet1.E20:Sheet1.H20</svg:desc>
                </draw:g>
              </table:table-cell>
              <table:table-cell office:value-type="float" office:value="0.0174660437333168">
                <text:p>0.0174660437333168</text:p>
              </table:table-cell>
              <table:table-cell office:value-type="float" office:value="0.0115930074712645">
                <text:p>0.0115930074712645</text:p>
              </table:table-cell>
              <table:table-cell office:value-type="float" office:value="0.00854492788399313">
                <text:p>0.00854492788399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